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4" svg:font-family="'Avenir Next'" style:font-pitch="variable"/>
    <style:font-face style:name="Avenir Next2" svg:font-family="'Avenir Next'" style:font-adornments="Regular" style:font-pitch="variable"/>
    <style:font-face style:name="Avenir Next3" svg:font-family="'Avenir Next'" style:font-adornments="Regular" style:font-family-generic="modern" style:font-pitch="variable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56450" draw:textarea-horizontal-align="left" draw:textarea-vertical-align="top" draw:auto-grow-height="false" fo:min-height="1.655cm" fo:min-width="19.09cm"/>
    </style:style>
    <style:style style:name="gr2" style:family="graphic" style:parent-style-name="standard">
      <style:graphic-properties draw:fill-color="#f56450" draw:textarea-horizontal-align="left" draw:textarea-vertical-align="top" draw:auto-grow-height="false" fo:min-height="1.655cm" fo:min-width="19.09cm"/>
    </style:style>
    <style:style style:name="gr3" style:family="graphic" style:parent-style-name="standard">
      <style:graphic-properties draw:fill="solid" draw:fill-color="#5096f5" draw:textarea-horizontal-align="left" draw:textarea-vertical-align="top" draw:auto-grow-height="false" fo:min-height="2.925cm" fo:min-width="19.09cm"/>
    </style:style>
    <style:style style:name="gr4" style:family="graphic" style:parent-style-name="standard">
      <style:graphic-properties draw:fill-color="#5096f5" draw:textarea-horizontal-align="left" draw:textarea-vertical-align="top" draw:auto-grow-height="false" fo:min-height="1.973cm" fo:min-width="19.09cm"/>
    </style:style>
    <style:style style:name="gr5" style:family="graphic" style:parent-style-name="standard">
      <style:graphic-properties draw:fill="solid" draw:fill-color="#aafa5a" draw:textarea-horizontal-align="left" draw:textarea-vertical-align="top" draw:auto-grow-height="false" fo:min-height="1.973cm" fo:min-width="19.09cm"/>
    </style:style>
    <style:style style:name="gr6" style:family="graphic" style:parent-style-name="standard">
      <style:graphic-properties draw:fill-color="#aafa5a" draw:textarea-horizontal-align="left" draw:textarea-vertical-align="top" draw:auto-grow-height="false" fo:min-height="1.972cm" fo:min-width="19.09cm"/>
    </style:style>
    <style:style style:name="gr7" style:family="graphic" style:parent-style-name="standard">
      <style:graphic-properties draw:fill="solid" draw:fill-color="#ffe17d" draw:textarea-horizontal-align="left" draw:textarea-vertical-align="top" draw:auto-grow-height="false" fo:min-height="0.702cm" fo:min-width="19.09cm"/>
    </style:style>
    <style:style style:name="gr8" style:family="graphic" style:parent-style-name="standard">
      <style:graphic-properties draw:fill="solid" draw:fill-color="#ffffff" draw:textarea-horizontal-align="left" draw:textarea-vertical-align="top" draw:auto-grow-height="false" fo:min-height="0.702cm" fo:min-width="19.09cm"/>
    </style:style>
    <style:style style:name="gr9" style:family="graphic" style:parent-style-name="standard">
      <style:graphic-properties draw:fill="solid" draw:fill-color="#ff7de1" draw:textarea-horizontal-align="left" draw:textarea-vertical-align="top" draw:auto-grow-height="false" fo:min-height="0.702cm" fo:min-width="19.09cm"/>
    </style:style>
    <style:style style:name="gr10" style:family="graphic" style:parent-style-name="standard">
      <style:graphic-properties draw:fill="solid" draw:fill-color="#ff7de1" draw:textarea-horizontal-align="left" draw:textarea-vertical-align="top" draw:auto-grow-height="false" fo:min-height="0.703cm" fo:min-width="19.09cm"/>
    </style:style>
    <style:style style:name="gr11" style:family="graphic" style:parent-style-name="standard">
      <style:graphic-properties draw:fill="solid" draw:fill-color="#33bee1" draw:textarea-horizontal-align="left" draw:textarea-vertical-align="top" draw:auto-grow-height="false" fo:min-height="1.02cm" fo:min-width="19.09cm"/>
    </style:style>
    <style:style style:name="gr12" style:family="graphic" style:parent-style-name="standard">
      <style:graphic-properties draw:fill="solid" draw:fill-color="#33bee1" draw:textarea-horizontal-align="left" draw:textarea-vertical-align="top" draw:auto-grow-height="false" fo:min-height="0.925cm" fo:min-width="19.09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56450"/>
      <style:paragraph-properties fo:text-align="start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56450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="solid" draw:fill-color="#5096f5"/>
      <style:paragraph-properties fo:text-align="start"/>
      <style:text-properties fo:color="#ffffff" fo:font-weight="bold" style:font-weight-asian="bold" style:font-weight-complex="bold"/>
    </style:style>
    <style:style style:name="P6" style:family="paragraph">
      <loext:graphic-properties draw:fill-color="#5096f5"/>
      <style:paragraph-properties fo:text-align="start"/>
      <style:text-properties fo:color="#ffffff" fo:font-weight="bold" style:font-weight-asian="bold" style:font-weight-complex="bold"/>
    </style:style>
    <style:style style:name="P7" style:family="paragraph">
      <loext:graphic-properties draw:fill="solid" draw:fill-color="#aafa5a"/>
      <style:paragraph-properties fo:text-align="start"/>
      <style:text-properties fo:color="#000000" fo:font-weight="bold" style:font-weight-asian="bold" style:font-weight-complex="bold"/>
    </style:style>
    <style:style style:name="P8" style:family="paragraph">
      <loext:graphic-properties draw:fill-color="#aafa5a"/>
      <style:paragraph-properties fo:text-align="start"/>
      <style:text-properties fo:color="#000000" fo:font-weight="bold" style:font-weight-asian="bold" style:font-weight-complex="bold"/>
    </style:style>
    <style:style style:name="P9" style:family="paragraph">
      <loext:graphic-properties draw:fill="solid" draw:fill-color="#ffe17d"/>
      <style:paragraph-properties fo:text-align="start"/>
      <style:text-properties fo:color="#000000" fo:font-weight="bold" style:font-weight-asian="bold" style:font-weight-complex="bold"/>
    </style:style>
    <style:style style:name="P10" style:family="paragraph">
      <style:paragraph-properties fo:text-align="start"/>
      <style:text-properties style:font-name="Avenir Next4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venir Next4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ff7de1"/>
      <style:paragraph-properties fo:text-align="start"/>
      <style:text-properties fo:color="#000000" style:font-name="Avenir Next4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solid" draw:fill-color="#33bee1"/>
      <style:paragraph-properties fo:text-align="start"/>
      <style:text-properties fo:color="#000000" style:font-name="Avenir Next4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Courier New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style:font-name="Courier New1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Courier New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Avenir Next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905cm" svg:x="1cm" svg:y="1cm">
          <text:p text:style-name="P1"><text:span text:style-name="T1">git clone git@&lt;network&gt;:&lt;user&gt;/&lt;repository&gt;</text:span></text:p>
          <text:p text:style-name="P1"><text:span text:style-name="T2">initialize local cache at</text:span><text:span text:style-name="T3"> </text:span><text:span text:style-name="T4">cache/&lt;networkCode&gt;/&lt;user&gt;/&lt;repository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.59cm" svg:height="1.905cm" svg:x="1cm" svg:y="2.905cm">
          <text:p text:style-name="P3"><text:span text:style-name="T1">git pull git@&lt;network&gt;:&lt;user&gt;/&lt;repository&gt;</text:span></text:p>
          <text:p text:style-name="P1"><text:span text:style-name="T2">update local 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59cm" svg:height="3.175cm" svg:x="1cm" svg:y="4.81cm">
          <text:p text:style-name="P1"><text:span text:style-name="T1">ac compile [--html] [--scope]</text:span></text:p>
          <text:p text:style-name="P1"><text:span text:style-name="T1"><text:s text:c="11"/></text:span><text:span text:style-name="T1">git@&lt;network&gt;:&lt;user&gt;/&lt;repository&gt;/path/to/file.js</text:span></text:p>
          <text:p text:style-name="P1"><text:span text:style-name="T2">compile</text:span><text:span text:style-name="T3"> </text:span><text:span text:style-name="T4">cache/.../.../.../path/to/file.js</text:span></text:p>
          <text:p text:style-name="P1"><text:span text:style-name="T2">to bot module</text:span><text:span text:style-name="T3"> </text:span><text:span text:style-name="T4">acbuild/js/cache/.../.../.../path/to/file.ac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.59cm" svg:height="2.223cm" svg:x="1cm" svg:y="7.984cm">
          <text:p text:style-name="P1"><text:span text:style-name="T1">ac run git@&lt;network&gt;:&lt;user&gt;/&lt;repository&gt;</text:span></text:p>
          <text:p text:style-name="P1"><text:span text:style-name="T2">run bot module</text:span><text:span text:style-name="T3"> </text:span><text:span text:style-name="T4">acbuild/js/cache/.../.../.../path/to/file.ac</text:span></text:p>
          <text:p text:style-name="P1"><text:span text:style-name="T2">in a virtual machine context as a batch pro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59cm" svg:height="2.223cm" svg:x="1cm" svg:y="10.207cm">
          <text:p text:style-name="P1"><text:span text:style-name="T5">route https request</text:span></text:p>
          <text:p text:style-name="P1"><text:span text:style-name="T6">host routes</text:span><text:span text:style-name="T7"> </text:span><text:span text:style-name="T8">https://autoclave.io/b/.../.../.../path/to/resource</text:span></text:p>
          <text:p text:style-name="P1"><text:span text:style-name="T6">requests (GET or POST) to</text:span><text:span text:style-name="T7"> </text:span><text:span text:style-name="T8">acbuild/js/cache/.../.../.../index.ac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9.59cm" svg:height="2.222cm" svg:x="1cm" svg:y="12.43cm">
          <text:p text:style-name="P1"><text:span text:style-name="T5">crontab</text:span></text:p>
          <text:p text:style-name="P1"><text:span text:style-name="T6">host runs functions periodically according to configuration in</text:span></text:p>
          <text:p text:style-name="P1"><text:span text:style-name="T8">acbuild/js/cache/.../.../.../crontab.ac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9.59cm" svg:height="0.952cm" svg:x="1cm" svg:y="15.605cm">
          <text:p text:style-name="P1"><text:span text:style-name="T5">twee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.59cm" svg:height="0.952cm" svg:x="1cm" svg:y="17.51cm">
          <text:p text:style-name="P10"><text:span text:style-name="T9">read 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9.59cm" svg:height="0.952cm" svg:x="1cm" svg:y="14.653cm">
          <text:p text:style-name="P1"><text:span text:style-name="T5">request URL data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.59cm" svg:height="0.952cm" svg:x="1cm" svg:y="18.462cm">
          <text:p text:style-name="P10"><text:span text:style-name="T9">write 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9.59cm" svg:height="0.952cm" svg:x="1cm" svg:y="21.32cm">
          <text:p text:style-name="P10"><text:span text:style-name="T9">send message to another bo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.59cm" svg:height="0.952cm" svg:x="1cm" svg:y="19.415cm">
          <text:p text:style-name="P10"><text:span text:style-name="T9">mkdi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.59cm" svg:height="0.952cm" svg:x="1cm" svg:y="20.367cm">
          <text:p text:style-name="P10"><text:span text:style-name="T9">exist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9.59cm" svg:height="0.953cm" svg:x="1cm" svg:y="22.272cm">
          <text:p text:style-name="P10"><text:span text:style-name="T9">register message hand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9.59cm" svg:height="1.27cm" svg:x="1cm" svg:y="23.225cm">
          <text:p text:style-name="P10"><text:span text:style-name="T9">create ta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9.59cm" svg:height="1.27cm" svg:x="1cm" svg:y="24.495cm">
          <text:p text:style-name="P10"><text:span text:style-name="T9">insert row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9.59cm" svg:height="1.175cm" svg:x="1cm" svg:y="25.765cm">
          <text:p text:style-name="P10"><text:span text:style-name="T9">query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9.59cm" svg:height="0.952cm" svg:x="1cm" svg:y="16.557cm">
          <text:p text:style-name="P1"><text:span text:style-name="T5">register tweet handl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4" svg:font-family="'Avenir Next'" style:font-pitch="variable"/>
    <style:font-face style:name="Avenir Next2" svg:font-family="'Avenir Next'" style:font-adornments="Regular" style:font-pitch="variable"/>
    <style:font-face style:name="Avenir Next3" svg:font-family="'Avenir Next'" style:font-adornments="Regular" style:font-family-generic="modern" style:font-pitch="variable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svg:stroke-width="0.051cm" svg:stroke-color="#000000" draw:marker-start-width="0.279cm" draw:marker-end-width="0.279cm" draw:stroke-linejoin="miter" draw:fill="solid" draw:fill-color="#f54d27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venir Next2" fo:font-family="'Avenir Next'" style:font-style-name="Regular" style:font-pitch="variable" fo:font-size="1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20:29:59.960053000</meta:creation-date>
    <dc:date>2015-11-21T02:50:43.453200000</dc:date>
    <meta:editing-duration>PT1H49M16S</meta:editing-duration>
    <meta:editing-cycles>22</meta:editing-cycles>
    <meta:generator>LibreOffice/4.4.3.2$MacOSX_X86_64 LibreOffice_project/88805f81e9fe61362df02b9941de8e38a9b5fd16</meta:generator>
    <meta:document-statistic meta:object-count="18"/>
  </office:meta>
</office:document-meta>
</file>